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solid" draw:fill-color="#ffff00" draw:opacity-name="Transparency_20_1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15cm" fo:min-width="1.883cm"/>
    </style:style>
    <style:style style:name="gr3" style:family="graphic" style:parent-style-name="standard">
      <style:graphic-properties svg:stroke-width="0.03cm" svg:stroke-color="#000000" draw:marker-start-width="0.045cm" draw:marker-end-width="0.0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3cm" svg:stroke-color="#000000" draw:marker-start-width="0.045cm" draw:marker-end-width="0.045cm" draw:fill="none" draw:fill-color="#ffffff" draw:textarea-horizontal-align="left" draw:auto-grow-height="true" draw:auto-grow-width="false" fo:min-height="0.15cm" fo:min-width="1.883cm"/>
    </style:style>
    <style:style style:name="gr5" style:family="graphic" style:parent-style-name="standard">
      <style:graphic-properties svg:stroke-width="0.03cm" svg:stroke-color="#000000" draw:marker-start-width="0.045cm" draw:marker-end-width="0.045cm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15cm" draw:marker-start-width="0.222cm" draw:marker-end="Arrow" draw:marker-end-width="0.172cm" draw:fill="none" draw:textarea-vertical-align="middle" fo:padding-top="0.132cm" fo:padding-bottom="0.132cm" fo:padding-left="0.257cm" fo:padding-right="0.257cm"/>
    </style:style>
    <style:style style:name="gr7" style:family="graphic" style:parent-style-name="standard">
      <style:graphic-properties draw:stroke="solid" svg:stroke-width="0.02cm" svg:stroke-color="#ff0000" draw:marker-start-width="0.23cm" draw:marker-end-width="0.23cm" draw:fill="none" draw:fill-color="#ffffff" draw:textarea-horizontal-align="left" draw:auto-grow-height="true" draw:auto-grow-width="true" fo:min-height="0.141cm" fo:min-width="1.094cm" fo:padding-top="0.125cm" fo:padding-bottom="0.125cm" fo:padding-left="0.25cm" fo:padding-right="0.25cm"/>
    </style:style>
    <style:style style:name="gr8" style:family="graphic" style:parent-style-name="objectwithoutfill">
      <style:graphic-properties svg:stroke-color="#ff0000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7pt" fo:font-weight="bold" style:font-size-asian="7pt" style:font-weight-asian="bold" style:font-size-complex="7pt" style:font-weight-complex="bold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text-properties style:text-outline="true" fo:font-family="FreeSans" style:font-family-generic="swiss" style:font-pitch="variable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family="FreeSans" style:font-family-generic="swiss" style:font-pitch="variable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path draw:style-name="gr1" draw:text-style-name="P1" draw:layer="layout" svg:width="2.887cm" svg:height="7.083cm" svg:x="5.854cm" svg:y="0.068cm" svg:viewBox="0 0 2888 7084" svg:d="m0 0h2888v1771h-2888zm0 5313zm2888 1771z">
          <text:p/>
        </draw:path>
        <draw:line draw:style-name="gr1" draw:text-style-name="P1" draw:layer="layout" svg:x1="5.854cm" svg:y1="0.19cm" svg:x2="8.742cm" svg:y2="0.19cm">
          <text:p/>
        </draw:line>
        <draw:frame draw:style-name="gr2" draw:text-style-name="P2" draw:layer="layout" svg:width="2.704cm" svg:height="0.569cm" svg:x="5.946cm" svg:y="0cm">
          <draw:text-box>
            <text:p><text:span text:style-name="T1">DisplayManager</text:span></text:p>
          </draw:text-box>
        </draw:frame>
        <draw:frame draw:style-name="gr2" draw:text-style-name="P2" draw:layer="layout" svg:width="2.704cm" svg:height="0.569cm" svg:x="5.946cm" svg:y="3.12cm">
          <draw:text-box>
            <text:p><text:span text:style-name="T1">DisplayGroups</text:span></text:p>
          </draw:text-box>
        </draw:frame>
        <draw:custom-shape draw:style-name="gr3" draw:text-style-name="P1" draw:layer="layout" svg:width="1.186cm" svg:height="0.88cm" svg:x="1.687cm" svg:y="3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7cm" svg:height="0.88cm" svg:x="4.062cm" svg:y="3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186cm" svg:height="0.88cm" svg:x="2.862cm" svg:y="3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86cm" svg:height="0.88cm" svg:x="11.637cm" svg:y="3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0.747cm" svg:height="0.526cm" svg:x="1.907cm" svg:y="3.805cm">
          <draw:text-box>
            <text:p text:style-name="P1"><text:span text:style-name="T2">id</text:span></text:p>
          </draw:text-box>
        </draw:frame>
        <draw:frame draw:style-name="gr4" draw:text-style-name="P2" draw:layer="layout" svg:width="0.675cm" svg:height="0.569cm" svg:x="3.139cm" svg:y="4.091cm">
          <draw:text-box>
            <text:p><text:span text:style-name="T1">0</text:span></text:p>
          </draw:text-box>
        </draw:frame>
        <draw:frame draw:style-name="gr4" draw:text-style-name="P2" draw:layer="layout" svg:width="0.675cm" svg:height="0.569cm" svg:x="11.888cm" svg:y="4.092cm">
          <draw:text-box>
            <text:p><text:span text:style-name="T1">N</text:span></text:p>
          </draw:text-box>
        </draw:frame>
        <draw:custom-shape draw:style-name="gr5" draw:text-style-name="P1" draw:layer="layout" svg:width="0.072cm" svg:height="0.072cm" svg:x="9.324cm" svg:y="4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72cm" svg:height="0.072cm" svg:x="9.723cm" svg:y="4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72cm" svg:height="0.072cm" svg:x="10.122cm" svg:y="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72cm" svg:height="0.072cm" svg:x="5.123cm" svg:y="4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72cm" svg:height="0.072cm" svg:x="5.522cm" svg:y="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72cm" svg:height="0.072cm" svg:x="5.921cm" svg:y="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1" draw:layer="layout" svg:width="3.719cm" svg:height="3.512cm" draw:transform="rotate (-2.68780704807127) translate (12.6757663259161cm 3.48946552571989cm)" svg:viewBox="0 0 3720 3513" draw:points="3421,3513 3720,2889 0,1085 530,0">
          <text:p/>
        </draw:polyline>
        <draw:polyline draw:style-name="gr6" draw:text-style-name="P1" draw:layer="layout" svg:width="3.422cm" svg:height="1.261cm" draw:transform="rotate (-2.68780704807127) translate (6.65306336867427cm 2.37915862000534cm)" svg:viewBox="0 0 3423 1262" draw:points="0,591 289,0 2893,1262 3423,177">
          <text:p/>
        </draw:polyline>
        <draw:polyline draw:style-name="gr6" draw:text-style-name="P1" draw:layer="layout" svg:width="4.482cm" svg:height="1.776cm" draw:transform="rotate (-2.68780704807127) translate (6.65758959708145cm 2.37743876349643cm)" svg:viewBox="0 0 4483 1777" draw:points="0,601 293,0 3953,1777 4483,692">
          <text:p/>
        </draw:polyline>
        <draw:g>
          <draw:custom-shape draw:style-name="gr3" draw:text-style-name="P1" draw:layer="layout" svg:width="0.726cm" svg:height="0.88cm" svg:x="0.072cm" svg:y="7.7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79cm" svg:height="0.88cm" svg:x="1.525cm" svg:y="7.7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0.675cm" svg:height="0.569cm" svg:x="0.109cm" svg:y="7.938cm">
            <draw:text-box>
              <text:p><text:span text:style-name="T1">1</text:span></text:p>
            </draw:text-box>
          </draw:frame>
          <draw:frame draw:style-name="gr4" draw:text-style-name="P2" draw:layer="layout" svg:width="0.675cm" svg:height="0.569cm" svg:x="0.824cm" svg:y="7.938cm">
            <draw:text-box>
              <text:p><text:span text:style-name="T1">2</text:span></text:p>
            </draw:text-box>
          </draw:frame>
          <draw:frame draw:style-name="gr4" draw:text-style-name="P2" draw:layer="layout" svg:width="0.675cm" svg:height="0.569cm" svg:x="3.124cm" svg:y="7.938cm">
            <draw:text-box>
              <text:p><text:span text:style-name="T1">N</text:span></text:p>
            </draw:text-box>
          </draw:frame>
          <draw:custom-shape draw:style-name="gr5" draw:text-style-name="P1" draw:layer="layout" svg:width="0.067cm" svg:height="0.072cm" svg:x="1.908cm" svg:y="8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072cm" svg:height="0.072cm" svg:x="2.307cm" svg:y="8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072cm" svg:height="0.072cm" svg:x="2.706cm" svg:y="8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26cm" svg:height="0.88cm" svg:x="0.791cm" svg:y="7.7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26cm" svg:height="0.88cm" svg:x="3.103cm" svg:y="7.7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2" draw:layer="layout" svg:width="1.711cm" svg:height="0.569cm" svg:x="1.523cm" svg:y="7.25cm">
          <draw:text-box>
            <text:p><text:span text:style-name="T1">Displays</text:span></text:p>
          </draw:text-box>
        </draw:frame>
        <draw:g>
          <draw:custom-shape draw:style-name="gr3" draw:text-style-name="P1" draw:layer="layout" svg:width="0.726cm" svg:height="0.88cm" svg:x="4.358cm" svg:y="7.7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79cm" svg:height="0.88cm" svg:x="5.811cm" svg:y="7.7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0.675cm" svg:height="0.569cm" svg:x="4.395cm" svg:y="7.938cm">
            <draw:text-box>
              <text:p><text:span text:style-name="T1">1</text:span></text:p>
            </draw:text-box>
          </draw:frame>
          <draw:frame draw:style-name="gr4" draw:text-style-name="P2" draw:layer="layout" svg:width="0.675cm" svg:height="0.569cm" svg:x="5.11cm" svg:y="7.938cm">
            <draw:text-box>
              <text:p><text:span text:style-name="T1">2</text:span></text:p>
            </draw:text-box>
          </draw:frame>
          <draw:frame draw:style-name="gr4" draw:text-style-name="P2" draw:layer="layout" svg:width="0.675cm" svg:height="0.569cm" svg:x="7.41cm" svg:y="7.938cm">
            <draw:text-box>
              <text:p><text:span text:style-name="T1">N</text:span></text:p>
            </draw:text-box>
          </draw:frame>
          <draw:custom-shape draw:style-name="gr5" draw:text-style-name="P1" draw:layer="layout" svg:width="0.067cm" svg:height="0.072cm" svg:x="6.194cm" svg:y="8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072cm" svg:height="0.072cm" svg:x="6.593cm" svg:y="8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072cm" svg:height="0.072cm" svg:x="6.992cm" svg:y="8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26cm" svg:height="0.88cm" svg:x="5.077cm" svg:y="7.7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26cm" svg:height="0.88cm" svg:x="7.389cm" svg:y="7.7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2" draw:layer="layout" svg:width="1.706cm" svg:height="0.569cm" svg:x="5.809cm" svg:y="7.251cm">
          <draw:text-box>
            <text:p><text:span text:style-name="T1">Displays</text:span></text:p>
          </draw:text-box>
        </draw:frame>
        <draw:g>
          <draw:custom-shape draw:style-name="gr3" draw:text-style-name="P1" draw:layer="layout" svg:width="0.726cm" svg:height="0.88cm" svg:x="10.244cm" svg:y="7.7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79cm" svg:height="0.88cm" svg:x="11.697cm" svg:y="7.7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0.675cm" svg:height="0.569cm" svg:x="10.281cm" svg:y="7.938cm">
            <draw:text-box>
              <text:p><text:span text:style-name="T1">1</text:span></text:p>
            </draw:text-box>
          </draw:frame>
          <draw:frame draw:style-name="gr4" draw:text-style-name="P2" draw:layer="layout" svg:width="0.675cm" svg:height="0.569cm" svg:x="10.996cm" svg:y="7.938cm">
            <draw:text-box>
              <text:p><text:span text:style-name="T1">2</text:span></text:p>
            </draw:text-box>
          </draw:frame>
          <draw:frame draw:style-name="gr4" draw:text-style-name="P2" draw:layer="layout" svg:width="0.675cm" svg:height="0.569cm" svg:x="13.296cm" svg:y="7.938cm">
            <draw:text-box>
              <text:p><text:span text:style-name="T1">N</text:span></text:p>
            </draw:text-box>
          </draw:frame>
          <draw:custom-shape draw:style-name="gr5" draw:text-style-name="P1" draw:layer="layout" svg:width="0.067cm" svg:height="0.072cm" svg:x="12.08cm" svg:y="8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072cm" svg:height="0.072cm" svg:x="12.479cm" svg:y="8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072cm" svg:height="0.072cm" svg:x="12.878cm" svg:y="8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26cm" svg:height="0.88cm" svg:x="10.963cm" svg:y="7.7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26cm" svg:height="0.88cm" svg:x="13.275cm" svg:y="7.7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2" draw:layer="layout" svg:width="1.689cm" svg:height="0.569cm" svg:x="11.695cm" svg:y="7.252cm">
          <draw:text-box>
            <text:p><text:span text:style-name="T1">Displays</text:span></text:p>
          </draw:text-box>
        </draw:frame>
        <draw:polyline draw:style-name="gr6" draw:text-style-name="P1" draw:layer="layout" svg:width="2.827cm" svg:height="2.022cm" draw:transform="rotate (-2.68780704807127) translate (2.99282831309666cm 6.48026749716334cm)" svg:viewBox="0 0 2828 2023" draw:points="0,2023 811,359 2298,1085 2828,0">
          <text:p/>
        </draw:polyline>
        <draw:polyline draw:style-name="gr6" draw:text-style-name="P1" draw:layer="layout" svg:width="2.17cm" svg:height="2.33cm" draw:transform="rotate (-2.68780704807127) translate (3.12800913840861cm 6.76742926260829cm)" svg:viewBox="0 0 2171 2331" draw:points="0,2331 807,676 1640,1085 2171,0">
          <text:p/>
        </draw:polyline>
        <draw:polyline draw:style-name="gr6" draw:text-style-name="P1" draw:layer="layout" svg:width="1.258cm" svg:height="3.349cm" draw:transform="rotate (-2.68780704807127) translate (3.97976632591612cm 7.48646552571989cm)" svg:viewBox="0 0 1259 3350" draw:points="451,3350 1259,1696 0,1085 530,0">
          <text:p/>
        </draw:polyline>
        <draw:polyline draw:style-name="gr6" draw:text-style-name="P1" draw:layer="layout" svg:width="2.017cm" svg:height="1.084cm" draw:transform="rotate (-2.68780704807127) translate (6.5903321913713cm 6.83457879637267cm)" svg:viewBox="0 0 2018 1085" draw:points="0,359 1487,1085 2018,0">
          <text:p/>
        </draw:polyline>
        <draw:polyline draw:style-name="gr6" draw:text-style-name="P1" draw:layer="layout" svg:width="1.362cm" svg:height="1.084cm" draw:transform="rotate (-2.68780704807127) translate (6.72825123433682cm 7.12040504383339cm)" svg:viewBox="0 0 1363 1085" draw:points="0,676 833,1085 1363,0">
          <text:p/>
        </draw:polyline>
        <draw:polyline draw:style-name="gr6" draw:text-style-name="P1" draw:layer="layout" svg:width="3.461cm" svg:height="4.644cm" draw:transform="rotate (-2.68780704807127) translate (8.30576632591612cm 7.48546552571989cm)" svg:viewBox="0 0 3462 4645" draw:points="3154,4645 3462,3995 780,2670 1259,1696 0,1085 530,0">
          <text:p/>
        </draw:polyline>
        <draw:polyline draw:style-name="gr6" draw:text-style-name="P1" draw:layer="layout" svg:width="2.827cm" svg:height="2.022cm" draw:transform="rotate (-2.68780704807127) translate (13.1188283130967cm 6.47926749716334cm)" svg:viewBox="0 0 2828 2023" draw:points="0,2023 811,359 2298,1085 2828,0">
          <text:p/>
        </draw:polyline>
        <draw:polyline draw:style-name="gr6" draw:text-style-name="P1" draw:layer="layout" svg:width="2.17cm" svg:height="2.33cm" draw:transform="rotate (-2.68780704807127) translate (13.2540091384086cm 6.76642926260828cm)" svg:viewBox="0 0 2171 2331" draw:points="0,2331 807,676 1640,1085 2171,0">
          <text:p/>
        </draw:polyline>
        <draw:polyline draw:style-name="gr6" draw:text-style-name="P1" draw:layer="layout" svg:width="1.258cm" svg:height="3.349cm" draw:transform="rotate (-2.68780704807127) translate (14.1057663259161cm 7.48546552571989cm)" svg:viewBox="0 0 1259 3350" draw:points="451,3350 1259,1696 0,1085 530,0">
          <text:p/>
        </draw:polyline>
        <draw:frame draw:style-name="gr4" draw:text-style-name="P4" draw:layer="layout" svg:width="0.675cm" svg:height="0.569cm" svg:x="1.925cm" svg:y="4.09cm">
          <draw:text-box>
            <text:p><text:span text:style-name="T1">2</text:span></text:p>
          </draw:text-box>
        </draw:frame>
        <draw:frame draw:style-name="gr4" draw:text-style-name="P3" draw:layer="layout" svg:width="0.747cm" svg:height="0.526cm" svg:x="3.108cm" svg:y="3.805cm">
          <draw:text-box>
            <text:p text:style-name="P1"><text:span text:style-name="T2">id</text:span></text:p>
          </draw:text-box>
        </draw:frame>
        <draw:frame draw:style-name="gr4" draw:text-style-name="P3" draw:layer="layout" svg:width="0.747cm" svg:height="0.526cm" svg:x="11.87cm" svg:y="3.805cm">
          <draw:text-box>
            <text:p text:style-name="P1"><text:span text:style-name="T2">id</text:span></text:p>
          </draw:text-box>
        </draw:frame>
        <draw:frame draw:style-name="gr7" draw:text-style-name="P5" draw:layer="layout" svg:width="1.831cm" svg:height="0.527cm" svg:x="0.115cm" svg:y="2.671cm">
          <draw:text-box>
            <text:p><text:span text:style-name="T3">STD::DEQUE</text:span></text:p>
          </draw:text-box>
        </draw:frame>
        <draw:frame draw:style-name="gr7" draw:text-style-name="P5" draw:layer="layout" svg:width="1.958cm" svg:height="0.527cm" svg:x="8.293cm" svg:y="6.417cm">
          <draw:text-box>
            <text:p><text:span text:style-name="T3">STD::VECTOR</text:span></text:p>
          </draw:text-box>
        </draw:frame>
        <draw:line draw:style-name="gr8" draw:text-style-name="P1" draw:layer="layout" svg:x1="0.982cm" svg:y1="3.212cm" svg:x2="1.64cm" svg:y2="4.24cm">
          <text:p/>
        </draw:line>
        <draw:line draw:style-name="gr8" draw:text-style-name="P1" draw:layer="layout" svg:x1="9.266cm" svg:y1="7.001cm" svg:x2="10.189cm" svg:y2="8.248cm">
          <text:p/>
        </draw:line>
        <draw:line draw:style-name="gr8" draw:text-style-name="P1" draw:layer="layout" svg:x1="9.208cm" svg:y1="7.001cm" svg:x2="8.203cm" svg:y2="8.2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opacity draw:name="Transparency_20_1" draw:display-name="Transparency 1" draw:style="linear" draw:start="55%" draw:end="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05cm" fo:page-height="8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8T14:23:57</meta:creation-date>
    <dc:date>2013-02-10T16:27:08</dc:date>
    <meta:editing-duration>PT51M3S</meta:editing-duration>
    <meta:editing-cycles>36</meta:editing-cycles>
    <meta:generator>LibreOffice/3.5$Linux_x86 LibreOffice_project/350m1$Build-2</meta:generator>
    <meta:document-statistic meta:object-count="73"/>
  </office:meta>
</office:document-meta>
</file>